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A000001CBCC50D04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91cm" svg:height="12.109cm" svg:x="3.286cm" svg:y="5.753cm">
            <draw:image xlink:href="Pictures/100000000000025A000001CBCC50D04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5-05-26T17:03:09</meta:creation-date>
    <dc:date>2015-05-26T18:29:40</dc:date>
    <dc:creator>David </dc:creator>
    <meta:editing-duration>PT1H9M56S</meta:editing-duration>
    <meta:editing-cycles>2</meta:editing-cycles>
    <meta:generator>LibreOffice/3.5$Linux_x86 LibreOffice_project/350m1$Build-2</meta:generator>
    <meta:document-statistic meta:object-count="2"/>
  </office:meta>
</office:document-meta>
</file>